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6cm" svg:height="8.989cm" svg:x="10.757cm" svg:y="3.526cm">
            <draw:object draw:notify-on-update-of-ranges="Sheet1.A14:Sheet1.A14 Sheet1.A15:Sheet1.A18 Sheet1.B14:Sheet1.B14 Sheet1.B15:Sheet1.B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 table:number-columns-spanned="2" table:number-rows-spanned="1">
            <text:p>Ex 1 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30" calcext:value-type="float">
            <text:p>183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002" calcext:value-type="float">
            <text:p>1300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896" calcext:value-type="float">
            <text:p>10589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7752" calcext:value-type="float">
            <text:p>9677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797850" calcext:value-type="float">
            <text:p>979785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864110" calcext:value-type="float">
            <text:p>108864110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 table:number-columns-spanned="2" table:number-rows-spanned="1">
            <text:p>Ex 2</text:p>
          </table:table-cell>
          <table:covered-table-cell/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^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 table:number-rows-repeated="4">
          <table:table-cell table:number-columns-repeated="3"/>
        </table:table-row>
        <table:table-row table:style-name="ro1">
          <table:table-cell office:value-type="string" calcext:value-type="string">
            <text:p>Ex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</text:p>
          </table:table-cell>
          <table:table-cell office:value-type="string" calcext:value-type="string">
            <text:p>n^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" calcext:value-type="float">
            <text:p>4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10:33:50.697330805</meta:creation-date>
    <meta:generator>LibreOffice/24.8.4.2$Windows_X86_64 LibreOffice_project/bb3cfa12c7b1bf994ecc5649a80400d06cd71002</meta:generator>
    <dc:date>2025-02-01T15:04:13.996000000</dc:date>
    <meta:editing-duration>PT31M47S</meta:editing-duration>
    <meta:editing-cycles>13</meta:editing-cycles>
    <meta:document-statistic meta:table-count="1" meta:cell-count="39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997cm" svg:height="8.99cm" xlink:href=".." xlink:type="simple" chart:class="chart:scatter" chart:style-name="ch1">
        <chart:plot-area chart:style-name="ch2" table:cell-range-address="Sheet1.A14:Sheet1.B18" chart:data-source-has-labels="row" svg:x="1.32cm" svg:y="0.179cm" svg:width="14.358cm" svg:height="7.661cm">
          <chart:coordinate-region svg:x="2.171cm" svg:y="0.381cm" svg:width="13.305cm" svg:height="6.806cm"/>
          <chart:axis chart:dimension="x" chart:name="primary-x" chart:style-name="ch3">
            <chart:title svg:x="7.136cm" svg:y="8.019cm" chart:style-name="ch4">
              <text:p><text:span text:style-name="T1">number of vertices</text:span></text:p>
            </chart:title>
          </chart:axis>
          <chart:axis chart:dimension="y" chart:name="primary-y" chart:style-name="ch5">
            <chart:title svg:x="0.451cm" svg:y="4.808cm" chart:style-name="ch6">
              <text:p><text:span text:style-name="T1">operations</text:span></text:p>
            </chart:title>
            <chart:grid chart:style-name="ch7" chart:class="major"/>
          </chart:axis>
          <chart:series chart:style-name="ch8" chart:values-cell-range-address="Sheet1.B15:Sheet1.B18" chart:label-cell-address="Sheet1.B14:Sheet1.B14" chart:class="chart:scatter">
            <chart:domain table:cell-range-address="Sheet1.A15:Sheet1.A18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p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A15:Sheet1.A18</svg:desc>
                </draw:g>
              </table:table-cell>
              <table:table-cell office:value-type="float" office:value="25">
                <text:p>25</text:p>
                <draw:g>
                  <svg:desc>Sheet1.B15:Sheet1.B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00">
                <text:p>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4.2$Windows_X86_64 LibreOffice_project/bb3cfa12c7b1bf994ecc5649a80400d06cd71002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